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eanFactoryDestinationResolver.resolveDestinationName( @ Nullable Session session , String destinationName , boolean pubSubDomai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BeanFactoryDestinationResolver.setBeanFactory( BeanFactory bean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FactoryDestinationResolver.BeanFactoryDestinationResolver( BeanFactory bean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eanFactoryDestinationResolver.BeanFactoryDestinationResol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